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paragraph-properties fo:text-align="start" style:justify-single-word="false"/>
      <style:text-properties style:font-name="Calibri1"/>
    </style:style>
    <style:style style:name="P12" style:family="paragraph" style:parent-style-name="Text_20_body">
      <style:text-properties style:font-name="Calibri"/>
    </style:style>
    <style:style style:name="P13" style:family="paragraph" style:parent-style-name="Text_20_body">
      <style:paragraph-properties fo:text-align="center" style:justify-single-word="false"/>
      <style:text-properties style:font-name="Calibri"/>
    </style:style>
    <style:style style:name="P14" style:family="paragraph" style:parent-style-name="Text_20_body">
      <style:paragraph-properties fo:text-align="start" style:justify-single-word="false"/>
    </style:style>
    <style:style style:name="P15" style:family="paragraph" style:parent-style-name="Heading" style:master-page-name="Standard">
      <style:paragraph-properties style:page-number="auto"/>
      <style:text-properties fo:language="pl" fo:country="PL"/>
    </style:style>
    <style:style style:name="P16" style:family="paragraph" style:parent-style-name="Heading_20_2">
      <style:text-properties fo:language="pl" fo:country="PL"/>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fo:language="pl" fo:country="PL"/>
    </style:style>
    <style:style style:name="P19" style:family="paragraph" style:parent-style-name="Heading_20_2" style:list-style-name="WWNum4">
      <style:paragraph-properties fo:break-before="page"/>
      <style:text-properties fo:language="pl" fo:country="PL"/>
    </style:style>
    <style:style style:name="P20" style:family="paragraph" style:parent-style-name="Heading_20_3">
      <style:text-properties fo:language="pl" fo:country="PL"/>
    </style:style>
    <style:style style:name="P21" style:family="paragraph" style:parent-style-name="List_20_Paragraph" style:list-style-name="WWNum1">
      <style:text-properties fo:language="pl" fo:country="PL"/>
    </style:style>
    <style:style style:name="P22" style:family="paragraph" style:parent-style-name="List_20_Paragraph" style:list-style-name="WWNum2">
      <style:text-properties fo:language="pl" fo:country="PL"/>
    </style:style>
    <style:style style:name="P23" style:family="paragraph" style:parent-style-name="Dialog">
      <style:text-properties style:font-name="Calibri2"/>
    </style:style>
    <style:style style:name="P24" style:family="paragraph" style:parent-style-name="Text_20_body">
      <style:paragraph-properties fo:text-align="center" style:justify-single-word="false"/>
      <style:text-properties style:font-name="Calibri2"/>
    </style:style>
    <style:style style:name="P25" style:family="paragraph" style:parent-style-name="Text_20_body">
      <style:text-properties fo:background-color="#ffff66"/>
    </style:style>
    <style:style style:name="P26" style:family="paragraph" style:parent-style-name="Text_20_body">
      <style:paragraph-properties fo:background-color="transparent">
        <style:background-image/>
      </style:paragraph-properties>
    </style:style>
    <style:style style:name="P2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1" fo:background-color="#ffff00"/>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fo:background-color="#ffff00"/>
    </style:style>
    <style:style style:name="T13" style:family="text">
      <style:text-properties fo:background-color="transparent"/>
    </style:style>
    <style:style style:name="T14" style:family="text">
      <style:text-properties style:font-name="Calibri2"/>
    </style:style>
    <style:style style:name="T15" style:family="text">
      <style:text-properties style:font-name="Calibri2" fo:background-color="#ffff00"/>
    </style:style>
    <style:style style:name="T16" style:family="text">
      <style:text-properties style:font-name="Calibri2" fo:background-color="transparent"/>
    </style:style>
    <style:style style:name="T17" style:family="text">
      <style:text-properties style:font-name="Calibri1"/>
    </style:style>
    <style:style style:name="T18" style:family="text">
      <style:text-properties style:font-name="Calibri1" fo:background-color="transparent"/>
    </style:style>
    <style:style style:name="T19" style:family="text">
      <style:text-properties style:font-name="Calibri1" fo:background-color="#ffff00"/>
    </style:style>
    <style:style style:name="T20"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rły na Krymie – tom I, „Elekcja Inaczej”</text:p>
      <text:list xml:id="list4472568198923574995" text:style-name="Outline">
        <text:list-item>
          <text:h text:style-name="P16"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564575" text:continue-numbering="true" text:style-name="Outline">
        <text:list-item>
          <text:h text:style-name="P16" text:outline-level="1">Czego jeszcze potrzebujemy</text:h>
        </text:list-item>
      </text:list>
      <text:list xml:id="list6976931433317420374" text:style-name="WWNum1">
        <text:list-item>
          <text:p text:style-name="P21"><text:s/>przeczytać początek wątku „Elekcja 1673 inaczej”</text:p>
        </text:list-item>
        <text:list-item>
          <text:p text:style-name="P21">Dowiedzieć się więcej o organizacji wojsk Rzeczypospolitej w 2-giej poł. XVII wieku</text:p>
          <text:list>
            <text:list-item>
              <text:p text:style-name="P21">Źródłem może być gra wojenna „Ogniem i Mieczem”</text:p>
            </text:list-item>
          </text:list>
        </text:list-item>
        <text:list-item>
          <text:p text:style-name="P21">Dowiedzieć się więcej o wojnie Polsko-Tureckiej od 1672 roku</text:p>
        </text:list-item>
        <text:list-item>
          <text:p text:style-name="P21">Dowiedzieć się więcej o zwyczajach Rzeczypospolitej Szlacheckiej z 2-giej poł. XVII wieku, źródła:</text:p>
          <text:list>
            <text:list-item>
              <text:p text:style-name="P21">Strona internetowa Kadrinazi</text:p>
            </text:list-item>
            <text:list-item>
              <text:p text:style-name="P21">„Encyklopedia Staropolska” Glogera – może jest na internecie</text:p>
            </text:list-item>
            <text:list-item>
              <text:p text:style-name="P21">„Pamiętniki” Jana Chryzostoma Paska – może jest na internecie – jest w Google Books</text:p>
            </text:list-item>
            <text:list-item>
              <text:p text:style-name="P21">„Listy do Marysieńki” Króla Jana III Sobieskiego – może są na internecie</text:p>
            </text:list-item>
          </text:list>
        </text:list-item>
        <text:list-item>
          <text:p text:style-name="P21">Ewentualnie porozumieć się z głównymi uczestnikami wątku</text:p>
        </text:list-item>
      </text:list>
      <text:list xml:id="list41566727" text:continue-list="list41564575" text:style-name="Outline">
        <text:list-item>
          <text:h text:style-name="P16" text:outline-level="1">Postaci</text:h>
          <text:list>
            <text:list-item>
              <text:list>
                <text:list-item>
                  <text:h text:style-name="P20"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1560262" text:continue-numbering="true" text:style-name="Outline">
        <text:list-item>
          <text:list>
            <text:list-item>
              <text:list>
                <text:list-item>
                  <text:h text:style-name="P20"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546016" text:continue-numbering="true" text:style-name="Outline">
        <text:list-item>
          <text:list>
            <text:list-item>
              <text:list>
                <text:list-item>
                  <text:h text:style-name="P20"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1544975" text:continue-numbering="true" text:style-name="Outline">
        <text:list-item>
          <text:h text:style-name="P16"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572940" text:continue-numbering="true" text:style-name="Outline">
        <text:list-item>
          <text:list>
            <text:list-item>
              <text:list>
                <text:list-item>
                  <text:h text:style-name="P20" text:outline-level="3">Pytania do tego co już napisaliśmy</text:h>
                </text:list-item>
              </text:list>
            </text:list-item>
          </text:list>
        </text:list-item>
      </text:list>
      <text:list xml:id="list3163695120719943271" text:style-name="WWNum2">
        <text:list-item>
          <text:p text:style-name="P22">Jakie były działania wojsk polskich prowadzonych przez Hetmana Wlk. na Podolu podczas i tuż po oblężeniu Kamieńca? -&gt; Wyprawa Przeciwko Czambułom</text:p>
        </text:list-item>
        <text:list-item>
          <text:p text:style-name="P22">Kto mógł dowodzić silnym podjazdem, jakie były jego cele i dalsze losy? -&gt; Pośrednio Strażnik Kornny Bidziński, bezpośrednio pan Pruszkowski</text:p>
        </text:list-item>
        <text:list-item>
          <text:p text:style-name="P22">Jak wyglądały działania wojenne podczas elekcji? -&gt; rozejm Buczacki, konfederacja Gołąbska</text:p>
        </text:list-item>
        <text:list-item>
          <text:p text:style-name="P22">Jak wyglądały działania wojenne po elekcji? -&gt; Oblężenie Lwowa i Trembowli (nie jest ważne bo już nastąpił POD)</text:p>
        </text:list-item>
      </text:list>
      <text:p text:style-name="P1"/>
      <text:list xml:id="list41553831" text:continue-list="list41572940" text:style-name="Outline">
        <text:list-item>
          <text:list>
            <text:list-item>
              <text:list>
                <text:list-item>
                  <text:h text:style-name="P20"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7396305629765213709" text:style-name="WWNum4">
        <text:list-item>
          <text:h text:style-name="P19"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95</dc:date><text:p text:style-name="P27"><text:span text:style-name="T20">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1">ym tylko ogr</text:span><text:span text:style-name="T7">ó</text:span><text:span text:style-name="T11">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10">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10">ci o tym zwycięstwie świetnym Sobieskiego dotar</text:span><text:span text:style-name="T6">ł</text:span><text:span text:style-name="T10">y r</text:span><text:span text:style-name="T6">ó</text:span><text:span text:style-name="T10">wnie</text:span><text:span text:style-name="T6">ż</text:span> do sułtana tureckiego i przerazi<text:span text:style-name="T6">ł</text:span><text:span text:style-name="T10">y go. J</text:span>eszcze wi<text:span text:style-name="T6">ę</text:span><text:span text:style-name="T10">ksze na su</text:span><text:span text:style-name="T6">ł</text:span><text:span text:style-name="T10">tanie wra</text:span><text:span text:style-name="T6">ż</text:span><text:span text:style-name="T10">enie zrobi</text:span><text:span text:style-name="T6">ł</text:span><text:span text:style-name="T10">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10">oski </text:span>o marszu pana hetmana Sobieskiego powodowa<text:span text:style-name="T6">ł</text:span><text:span text:style-name="T10">y panik</text:span><text:span text:style-name="T6">ę</text:span><text:span text:style-name="T10"> w</text:span><text:span text:style-name="T6">ś</text:span><text:span text:style-name="T10">r</text:span><text:span text:style-name="T6">ó</text:span><text:span text:style-name="T10">d naje</text:span><text:span text:style-name="T6">ź</text:span><text:span text:style-name="T10">d</text:span><text:span text:style-name="T6">ź</text:span><text:span text:style-name="T10">c</text:span><text:span text:style-name="T6">ó</text:span><text:span text:style-name="T10">w dotychczas bezkarnych</text:span>. Pan Sobieski jednak na Turk<text:span text:style-name="T6">ó</text:span><text:span text:style-name="T10">w nie nast</text:span><text:span text:style-name="T6">ę</text:span><text:span text:style-name="T10">powa</text:span><text:span text:style-name="T6">ł</text:span><text:span text:style-name="T10"> – jeszcze nie tej jesieni, ko</text:span><text:span text:style-name="T6">ń</text:span><text:span text:style-name="T10">cz</text:span><text:span text:style-name="T6">ą</text:span><text:span text:style-name="T10">cej </text:span><text:span text:style-name="T6">ó</text:span><text:span text:style-name="T10">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572311" text:continue-list="list41553831" text:style-name="Outline">
        <text:list-item text:start-value="2">
          <text:h text:style-name="P18"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10">odzian do</text:span><text:span text:style-name="T6">ść</text:span><text:span text:style-name="T10"> pos</text:span><text:span text:style-name="T6">ę</text:span><text:span text:style-name="T10">pny, wysoki i chudy szlachcic o poci</text:span><text:span text:style-name="T6">ą</text:span><text:span text:style-name="T10">g</text:span><text:span text:style-name="T6">ł</text:span><text:span text:style-name="T10">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10">odszy i drobniejszy by</text:span><text:span text:style-name="T6">ł</text:span><text:span text:style-name="T10"> od pana Starczy</text:span><text:span text:style-name="T6">ń</text:span><text:span text:style-name="T10">skiego, zwykle wes</text:span><text:span text:style-name="T6">ół</text:span><text:span text:style-name="T10">, teraz jednak w z</text:span><text:span text:style-name="T6">ł</text:span><text:span text:style-name="T10">ym by</text:span><text:span text:style-name="T6">ł</text:span><text:span text:style-name="T10"> humorze, jak i wi</text:span><text:span text:style-name="T6">ę</text:span><text:span text:style-name="T10">kszo</text:span><text:span text:style-name="T6">ść</text:span><text:span text:style-name="T10"> towarzystwa. </text:span></text:p>
      <text:p text:style-name="Dialog">- niedobrze, by<text:span text:style-name="T6">ś</text:span><text:span text:style-name="T10">my z naszymi jeszcze potyka</text:span><text:span text:style-name="T6">ć</text:span><text:span text:style-name="T10"> si</text:span><text:span text:style-name="T6">ę</text:span><text:span text:style-name="T10"> musieli. Do</text:span><text:span text:style-name="T6">ść</text:span><text:span text:style-name="T10"> ju</text:span><text:span text:style-name="T6">ż</text:span><text:span text:style-name="T10">e</text:span><text:span text:style-name="T6">ś</text:span><text:span text:style-name="T10">my si</text:span><text:span text:style-name="T6">ę</text:span><text:span text:style-name="T10"> nawojowali – narzeka</text:span><text:span text:style-name="T6">ł</text:span><text:span text:style-name="T10"> pan Starczy</text:span><text:span text:style-name="T6">ń</text:span><text:span text:style-name="T10">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text:span text:style-name="T6">ł</text:span><text:span text:style-name="T10">a</text:span>. Ci z Rusi, Zamoyszczyzny, Mazowsza do konfederacji królewskiej przystąpić nie chcą. Chorągwie przez konfederatów najęte, tobie, hetmanie, raczej służyć chcą, chor<text:span text:style-name="T6">ą</text:span><text:span text:style-name="T10">gwie, powiadam, </text:span>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text:span text:style-name="T6">ó</text:span><text:span text:style-name="T10">l rzecz </text:span><text:span text:style-name="T6">ś</text:span><text:span text:style-name="T10">wi</text:span><text:span text:style-name="T6">ę</text:span><text:span text:style-name="T10">ta</text:span>... Cho<text:span text:style-name="T6">ć</text:span><text:span text:style-name="T10"> obron</text:span><text:span text:style-name="T6">ę</text:span><text:span text:style-name="T10"> kraju kr</text:span><text:span text:style-name="T6">ó</text:span><text:span text:style-name="T10">l, powiadam, lepiej opatrzy</text:span><text:span text:style-name="T6">ć</text:span><text:span text:style-name="T10">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text:span><text:soft-page-break/><text:span text:style-name="T1">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10"> Wis</text:span><text:span text:style-name="T6">ł</text:span><text:span text:style-name="T10">y, wolno posuwali si</text:span><text:span text:style-name="T6">ę</text:span><text:span text:style-name="T10"> b</text:span><text:span text:style-name="T6">ł</text:span><text:span text:style-name="T10">otnistymi drogami w</text:span><text:span text:style-name="T6">ś</text:span><text:span text:style-name="T10">r</text:span><text:span text:style-name="T6">ó</text:span><text:span text:style-name="T10">d coraz wi</text:span><text:span text:style-name="T6">ę</text:span><text:span text:style-name="T10">kszej jesiennej pluchy, a</text:span><text:span text:style-name="T6">ż</text:span><text:span text:style-name="T10"> dojechali do Gr</text:span><text:span text:style-name="T6">ó</text:span><text:span text:style-name="T10">jca. Tam przeprawili si</text:span><text:span text:style-name="T6">ę</text:span><text:span text:style-name="T10"> przez Wis</text:span><text:span text:style-name="T6">łę</text:span><text:span text:style-name="T10">, a nast</text:span><text:span text:style-name="T6">ę</text:span><text:span text:style-name="T10">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text:soft-page-break/>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3"> magnat</text:span><text:span text:style-name="T8">ó</text:span><text:span text:style-name="T13">w, a jak nie, to go ma</text:span><text:span text:style-name="T8">łż</text:span><text:span text:style-name="T13">onka przekona</text:span>. R<text:span text:style-name="T6">ó</text:span>wnie<text:span text:style-name="T6">ż</text:span> szlachta nie <office:annotation office:name="__Annotation__2310_2028586140"><dc:creator>nieznany</dc:creator><dc:date>2014-12-29T19:32:34.16</dc:date><text:p text:style-name="P27"><text:span text:style-name="T20">Powtórzenie zlikwidować</text:span></text:p></office:annotation><text:span text:style-name="T12">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10">niewskim, wjechali w po</text:span><text:span text:style-name="T6">ł</text:span><text:span text:style-name="T10">owie listopada triumfalnie do rodzinnego za</text:span><text:span text:style-name="T6">ś</text:span><text:span text:style-name="T10">cianka. Prowadzili kilka zdobytych na Tatarach konik</text:span><text:span text:style-name="T6">ó</text:span><text:span text:style-name="T10">w, w wszystkie mia</text:span><text:span text:style-name="T6">ł</text:span><text:span text:style-name="T10">y sakwy dobrem wy</text:span><text:span text:style-name="T6">ł</text:span><text:span text:style-name="T10">adowane. Naszym dzielnym wojakom nie tylko uda</text:span><text:span text:style-name="T6">ł</text:span><text:span text:style-name="T10">o si</text:span><text:span text:style-name="T6">ę</text:span><text:span text:style-name="T10"> z namiot</text:span><text:span text:style-name="T6">ó</text:span><text:span text:style-name="T10">w starszyzny tatarskiej co nieco zdoby</text:span><text:span text:style-name="T6">ć</text:span><text:span text:style-name="T10">, ale te</text:span><text:span text:style-name="T6">ż</text:span><text:span text:style-name="T10"> dobro z</text:span><text:span text:style-name="T6">ł</text:span><text:span text:style-name="T10">upione <text:s/>na nieszcz</text:span><text:span text:style-name="T6">ę</text:span><text:span text:style-name="T10">snej Sanotczy</text:span><text:span text:style-name="T6">ź</text:span><text:span text:style-name="T10">nie przez Tatar</text:span><text:span text:style-name="T6">ó</text:span><text:span text:style-name="T10">w nie zawsze wraca</text:span><text:span text:style-name="T6">ł</text:span><text:span text:style-name="T10">o do poprzednich w</text:span><text:span text:style-name="T6">ł</text:span><text:span text:style-name="T10">a</text:span><text:span text:style-name="T6">ś</text:span><text:span text:style-name="T10">cicieli, gdy</text:span><text:span text:style-name="T6">ż</text:span><text:span text:style-name="T10"> ci ju</text:span><text:span text:style-name="T6">ż</text:span><text:span text:style-name="T10"> na lepszym </text:span><text:span text:style-name="T6">ś</text:span><text:span text:style-name="T10">wiecie przebywający doczesnych zbytk</text:span><text:span text:style-name="T6">ó</text:span><text:span text:style-name="T10">w nie potrzebowali. Z wielk</text:span><text:span text:style-name="T6">ą</text:span><text:span text:style-name="T10"> nadziej</text:span><text:span text:style-name="T6">ą</text:span><text:span text:style-name="T10"> oczekiwa</text:span><text:span text:style-name="T6">ł</text:span><text:span text:style-name="T10"> pan Stefan przysz</text:span><text:span text:style-name="T6">ł</text:span><text:span text:style-name="T10">ej kampanii, </text:span><text:span text:style-name="T6">ż</text:span><text:span text:style-name="T10">e w cztery konie mo</text:span><text:span text:style-name="T6">ż</text:span><text:span text:style-name="T10">e nawet wyst</text:span><text:span text:style-name="T6">ą</text:span><text:span text:style-name="T10">pi, i wspomina</text:span><text:span text:style-name="T6">ł</text:span><text:span text:style-name="T10"> te</text:span><text:span text:style-name="T6">ż</text:span><text:span text:style-name="T10"> </text:span><text:span text:style-name="T6">ł</text:span><text:span text:style-name="T10">askawe s</text:span><text:span text:style-name="T6">ł</text:span><text:span text:style-name="T10">owa hetmana Sobieskiego spod Niemirowa. </text:span></text:p>
      <text:p text:style-name="Text_20_body"><text:span text:style-name="T10">Radosne by</text:span><text:span text:style-name="T6">ł</text:span><text:span text:style-name="T10">o powitanie w za</text:span><text:span text:style-name="T6">ś</text:span><text:span text:style-name="T10">cianku Ostrowskich pocztu pana Stefana. Drugi jego pocztowy, Pietrek, wr</text:span><text:span text:style-name="T6">ó</text:span><text:span text:style-name="T10">ci</text:span><text:span text:style-name="T6">ł</text:span><text:span text:style-name="T10"> tydzie</text:span><text:span text:style-name="T6">ń</text:span><text:span text:style-name="T10"> wcze</text:span><text:span text:style-name="T6">ś</text:span><text:span text:style-name="T10">niej, z gor</text:span><text:span text:style-name="T6">ą</text:span><text:span text:style-name="T10">czki uzdrowion cudown</text:span><text:span text:style-name="T6">ą</text:span><text:span text:style-name="T10"> moc</text:span><text:span text:style-name="T6">ą</text:span><text:span text:style-name="T10"> sanktuarium w Krasnobrodzie. Cud ten wspomo</text:span><text:span text:style-name="T6">ż</text:span><text:span text:style-name="T10">ony zosta</text:span><text:span text:style-name="T6">ł</text:span><text:span text:style-name="T10"> z</text:span><text:span text:style-name="T6">ł</text:span><text:span text:style-name="T10">otym dukatem, kt</text:span><text:span text:style-name="T6">ó</text:span><text:span text:style-name="T10">ry z </text:span><text:span text:style-name="T6">ł</text:span><text:span text:style-name="T10">up</text:span><text:span text:style-name="T6">ó</text:span><text:span text:style-name="T10">w zdobytych na Kozakach usieczonych pod Niemirowem da</text:span><text:span text:style-name="T6">ł</text:span><text:span text:style-name="T10"> Pietrkowi na drog</text:span><text:span text:style-name="T6">ę</text:span><text:span text:style-name="T10"> pan Stefan, a kt</text:span><text:span text:style-name="T6">ó</text:span><text:span text:style-name="T10">ry to dukat zapewni</text:span><text:span text:style-name="T6">ł</text:span><text:span text:style-name="T10"> w Krasnobrodzie choremu kilka dni w dobrze opalanej izbie i w ciep</text:span><text:span text:style-name="T6">ł</text:span><text:span text:style-name="T10">ym </text:span><text:span text:style-name="T6">ł</text:span><text:span text:style-name="T10">o</text:span><text:span text:style-name="T6">ż</text:span><text:span text:style-name="T10">u. </text:span></text:p>
      <text:p text:style-name="Text_20_body"><text:span text:style-name="T10">Ciekawi wszyscy byli wie</text:span><text:span text:style-name="T6">ś</text:span><text:span text:style-name="T10">ci z wojny, bo i tutaj s</text:span><text:span text:style-name="T6">ł</text:span><text:span text:style-name="T10">yszano o ostatnich przewagach wojsk polskich, ma</text:span><text:span text:style-name="T6">ł</text:span><text:span text:style-name="T10">o weteran</text:span><text:span text:style-name="T6">ó</text:span><text:span text:style-name="T10">w jeszcze w te okolice z wojny wr</text:span><text:span text:style-name="T6">ó</text:span><text:span text:style-name="T10">ci</text:span><text:span text:style-name="T6">ł</text:span><text:span text:style-name="T10">o. Pan Stefan za</text:span><text:span text:style-name="T6">ś</text:span><text:span text:style-name="T10"> przyjechawszy nic nie m</text:span><text:span text:style-name="T6">ó</text:span><text:span text:style-name="T10">wi</text:span><text:span text:style-name="T6">ł</text:span><text:span text:style-name="T10">, tylko ogarn</text:span><text:span text:style-name="T6">ął</text:span><text:span text:style-name="T10">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oft-page-break/><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10">ugie jesienne i zimowe wieczory. Cz</text:span><text:span text:style-name="T6">ę</text:span><text:span text:style-name="T10">sto podkre</text:span><text:span text:style-name="T6">ś</text:span><text:span text:style-name="T10">la</text:span><text:span text:style-name="T6">ł</text:span><text:span text:style-name="T10"> pan Stefan swe nowo zdobyte przekonanie, </text:span><text:span text:style-name="T6">ż</text:span><text:span text:style-name="T10">e szlachta ma obowi</text:span><text:span text:style-name="T6">ą</text:span><text:span text:style-name="T10">zki wobec Ojczyzny. Wiele ostrych z tego wynik</text:span><text:span text:style-name="T6">ł</text:span><text:span text:style-name="T10">o polemik, bo starsi do</text:span><text:span text:style-name="T6">ść</text:span><text:span text:style-name="T10"> </text:span><office:annotation office:name="__Annotation__2329_2028586140"><dc:creator>nieznany</dc:creator><dc:date>2014-12-29T22:20:31.17</dc:date><text:p text:style-name="P27"><text:span text:style-name="T20">Sformułowanie anachroniczne. Poprawić.</text:span></text:p></office:annotation><text:span text:style-name="T10">alergicznie na takie uwagi reagowali</text:span><office:annotation-end office:name="__Annotation__2329_2028586140"/><text:span text:style-name="T10">. Wreszcie pan Jakub nie strzyma</text:span><text:span text:style-name="T6">ł i któregoś dnia zarzucił synowi swojemu </text:span><office:annotation office:name="__Annotation__2400_2028586140"><dc:creator>nieznany</dc:creator><dc:date>2014-12-31T16:35:31.17</dc:date><text:p text:style-name="P27"><text:span text:style-name="T20">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10">tkiem lutego, na </text:span><text:span text:style-name="T6">ś</text:span><text:span text:style-name="T10">wi</text:span><text:span text:style-name="T6">ę</text:span><text:span text:style-name="T10">to Matki Boskiej, zjecha</text:span><text:span text:style-name="T6">ł</text:span><text:span text:style-name="T10"> do Ostrowskich z niespodziewan</text:span><text:span text:style-name="T6">ą</text:span><text:span text:style-name="T10"> wizyt</text:span><text:span text:style-name="T6">ą</text:span><text:span text:style-name="T10"> pan Starczy</text:span><text:span text:style-name="T6">ń</text:span><text:span text:style-name="T10">ski. W saniach sporo g</text:span><text:span text:style-name="T6">ą</text:span><text:span text:style-name="T10">siork</text:span><text:span text:style-name="T6">ó</text:span><text:span text:style-name="T10">w z przednim miodem przywi</text:span><text:span text:style-name="T6">ó</text:span><text:span text:style-name="T10">z</text:span><text:span text:style-name="T6">ł</text:span><text:span text:style-name="T10">, przeto za</text:span><text:span text:style-name="T6">ś</text:span><text:span text:style-name="T10">cianek nie na sucho wys</text:span><text:span text:style-name="T6">ł</text:span><text:span text:style-name="T10">uchiwa</text:span><text:span text:style-name="T6">ł</text:span><text:span text:style-name="T10"> relacji towarzysza pancernego o walkach z Tatarami. Pan Starczy</text:span><text:span text:style-name="T6">ń</text:span><text:span text:style-name="T10">ski jednak nie przewagi </text:span><text:span text:style-name="T10">swe </text:span><text:span text:style-name="T6">ś</text:span><text:span text:style-name="T10">wie</text:span><text:span text:style-name="T6">ż</text:span><text:span text:style-name="T10">e przyjecha</text:span><text:span text:style-name="T6">ł</text:span><text:span text:style-name="T10"> wspomina</text:span><text:span text:style-name="T6">ć</text:span><text:span text:style-name="T10">, jeno wyci</text:span><text:span text:style-name="T6">ą</text:span><text:span text:style-name="T10">gn</text:span><text:span text:style-name="T6">ąć</text:span><text:span text:style-name="T10"> chcia</text:span><text:span text:style-name="T6">ł</text:span><text:span text:style-name="T10"> Stefana Ostrowskiego do Warszawy, aby razem Sejmowi si</text:span><text:span text:style-name="T6">ę</text:span><text:span text:style-name="T10"> przyjrze</text:span><text:span text:style-name="T6">ć</text:span><text:span text:style-name="T10">. </text:span></text:p>
      <text:p text:style-name="Text_20_body"><text:span text:style-name="T11">W drugim tygodniu lutego pojechali zatem razem do Warszawy. Zatrzymawszy si</text:span><text:span text:style-name="T7">ę</text:span><text:span text:style-name="T11"> w jakiej</text:span><text:span text:style-name="T7">ś</text:span><text:span text:style-name="T11"> karczmie na Powi</text:span><text:span text:style-name="T7">ś</text:span><text:span text:style-name="T11">lu, jeszcze popo</text:span><text:span text:style-name="T7">ł</text:span><text:span text:style-name="T11">udniem tego dnia udali si</text:span><text:span text:style-name="T7">ę</text:span><text:span text:style-name="T11"> do Zamku Kr</text:span><text:span text:style-name="T7">ó</text:span><text:span text:style-name="T11">lewskiego i weszli na galeri</text:span><text:span text:style-name="T7">ę</text:span><text:span text:style-name="T11"> publiczno</text:span><text:span text:style-name="T7">ś</text:span><text:span text:style-name="T11">ci w izbie poselskiej. W</text:span><text:span text:style-name="T7">ł</text:span><text:span text:style-name="T11">a</text:span><text:span text:style-name="T7">ś</text:span><text:span text:style-name="T11">nie ko</text:span><text:span text:style-name="T7">ń</text:span><text:span text:style-name="T11">czy</text:span><text:span text:style-name="T7">ł</text:span><text:span text:style-name="T11">a swoj</text:span><text:span text:style-name="T7">ą</text:span><text:span text:style-name="T11"> przemow</text:span><text:span text:style-name="T7">ę</text:span><text:span text:style-name="T11"> pani Kuniecka, kt</text:span><text:span text:style-name="T7">ó</text:span><text:span text:style-name="T11">ra, cho</text:span><text:span text:style-name="T7">ć</text:span><text:span text:style-name="T11"> pos</text:span><text:span text:style-name="T7">ł</text:span><text:span text:style-name="T11">em nie b</text:span><text:span text:style-name="T7">ę</text:span><text:span text:style-name="T11">d</text:span><text:span text:style-name="T7">ą</text:span><text:span text:style-name="T11">c, wa</text:span><text:span text:style-name="T7">ż</text:span><text:span text:style-name="T11">n</text:span><text:span text:style-name="T7">ą</text:span><text:span text:style-name="T11"> i aktualn</text:span><text:span text:style-name="T7">ą</text:span><text:span text:style-name="T11"> spraw</text:span><text:span text:style-name="T7">ę</text:span><text:span text:style-name="T11"> przed izb</text:span><text:span text:style-name="T7">ę</text:span><text:span text:style-name="T11"> wnosi</text:span><text:span text:style-name="T7">ł</text:span><text:span text:style-name="T11">a.</text:span></text:p>
      <text:p text:style-name="Text_20_body"><text:span text:style-name="T11">- ...jako </text:span><text:span text:style-name="T7">ż</text:span><text:span text:style-name="T11">e ju</text:span><text:span text:style-name="T7">ż</text:span><text:span text:style-name="T11"> od pi</text:span><text:span text:style-name="T7">ę</text:span><text:span text:style-name="T11">ciu s</text:span><text:span text:style-name="T7">ą</text:span><text:span text:style-name="T11">d</text:span><text:span text:style-name="T7">ó</text:span><text:span text:style-name="T11">w mam wyroki, a przez lata czekam na napraw</text:span><text:span text:style-name="T7">ę</text:span><text:span text:style-name="T11"> tego bezprawia nies</text:span><text:span text:style-name="T7">ł</text:span><text:span text:style-name="T11">ychanego od Waszej Dostojno</text:span><text:span text:style-name="T7">ś</text:span><text:span text:style-name="T11">ci. Teraz wnosz</text:span><text:span text:style-name="T7">ę</text:span><text:span text:style-name="T11">, by Sejm mo</text:span><text:span text:style-name="T7">ś</text:span><text:span text:style-name="T11">ci Wojewod</text:span><text:span text:style-name="T7">ę</text:span><text:span text:style-name="T11"> do zwrotu tych ch</text:span><text:span text:style-name="T7">ł</text:span><text:span text:style-name="T11">op</text:span><text:span text:style-name="T7">ó</text:span><text:span text:style-name="T11">w mych do niego zbieg</text:span><text:span text:style-name="T7">ł</text:span><text:span text:style-name="T11">ych zmusi</text:span><text:span text:style-name="T7">ł</text:span><text:span text:style-name="T11">, prawa w tej Rzeczypospolitej i dla Wojewody i dla zwyk</text:span><text:span text:style-name="T7">ł</text:span><text:span text:style-name="T11">ych obywateli jednakie, a w mej osobie prawa Rzeczypospolitej s</text:span><text:span text:style-name="T7">ą</text:span><text:span text:style-name="T11"> tak d</text:span><text:span text:style-name="T7">ł</text:span><text:span text:style-name="T11">ugo deptane...</text:span></text:p>
      <text:p text:style-name="Dialog"><text:span text:style-name="T10">Tu przerwa</text:span><text:span text:style-name="T6">ł</text:span><text:span text:style-name="T10"> jejmo</text:span><text:span text:style-name="T6">ś</text:span><text:span text:style-name="T10">ci ksi</text:span><text:span text:style-name="T6">ążę</text:span><text:span text:style-name="T10"> podkancle</text:span><text:span text:style-name="T6">rzy:</text:span></text:p>
      <text:p text:style-name="Dialog"><text:soft-page-break/><text:span text:style-name="T6">- </text:span><text:span text:style-name="T10">Wa</text:span><text:span text:style-name="T6">ć</text:span><text:span text:style-name="T10">pani racz od</text:span><text:span text:style-name="T6">ł</text:span><text:span text:style-name="T10">o</text:span><text:span text:style-name="T6">ż</text:span><text:span text:style-name="T10">y</text:span><text:span text:style-name="T6">ć</text:span><text:span text:style-name="T10"> te sprawy na sejm p</text:span><text:span text:style-name="T6">óź</text:span><text:span text:style-name="T10">niejszy, teraz radzimy w obronie Rzeczypospolitej, nie przeszkadzaj nam Wasza Mo</text:span><text:span text:style-name="T6">ść</text:span><text:span text:style-name="T10">, bo wostatku ka</text:span><text:span text:style-name="T6">żę</text:span><text:span text:style-name="T10"> wyprowadzi</text:span><text:span text:style-name="T6">ć</text:span></text:p>
      <text:p text:style-name="Dialog"><text:span text:style-name="T6">- </text:span><text:span text:style-name="T10">Co mi po tej obronie? Samowola Pana Wojewody za ord</text:span><text:span text:style-name="T6">ę</text:span><text:span text:style-name="T10">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10">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1"> dalej, chc</text:span><text:span text:style-name="T7">ą</text:span><text:span text:style-name="T11">c nie chc</text:span><text:span text:style-name="T7">ą</text:span><text:span text:style-name="T11">c,</text:span><text:span text:style-name="T10"> </text:span><text:span text:style-name="T11">spraw</text:span><text:span text:style-name="T7">ą</text:span><text:span text:style-name="T11"> zbieg</text:span><text:span text:style-name="T7">ł</text:span><text:span text:style-name="T11">ych ch</text:span><text:span text:style-name="T7">ł</text:span><text:span text:style-name="T11">op</text:span><text:span text:style-name="T7">ó</text:span><text:span text:style-name="T11">w pani Kunieckiej. Wreszcie winnego wojewod</text:span><text:span text:style-name="T7">ę</text:span><text:span text:style-name="T11"> ujawniono i ukarano: zap</text:span><text:span text:style-name="T7">ł</text:span><text:span text:style-name="T11">aci</text:span><text:span text:style-name="T7">ł</text:span><text:span text:style-name="T11"> 2000 z</text:span><text:span text:style-name="T7">ł</text:span><text:span text:style-name="T11">otych od razu i zosta</text:span><text:span text:style-name="T7">ł</text:span><text:span text:style-name="T11"> zobowiązany do wydania jednego zbieg</text:span><text:span text:style-name="T7">ł</text:span><text:span text:style-name="T11">ego ch</text:span><text:span text:style-name="T7">ł</text:span><text:span text:style-name="T11">opa. Ten akt wyczerpa</text:span><text:span text:style-name="T7">ł</text:span><text:span text:style-name="T11"> si</text:span><text:span text:style-name="T7">ł</text:span><text:span text:style-name="T11">y pos</text:span><text:span text:style-name="T7">łó</text:span><text:span text:style-name="T11">w i na dzie</text:span><text:span text:style-name="T7">ń</text:span><text:span text:style-name="T11"> dzisiejszy obrady zako</text:span><text:span text:style-name="T7">ń</text:span><text:span text:style-name="T11">czono. </text:span></text:p>
      <text:p text:style-name="Text_20_body"><text:span text:style-name="T1">Panowie Starczy</text:span><text:span text:style-name="T7">ń</text:span><text:span text:style-name="T11">ski i Ostrowski wychodz</text:span><text:span text:style-name="T7">ą</text:span><text:span text:style-name="T11">c z Zamku kr</text:span><text:span text:style-name="T7">ó</text:span><text:span text:style-name="T11">lewskiego spotkali stra</text:span><text:span text:style-name="T7">ż</text:span><text:span text:style-name="T11">nika koronnego, Bidzi</text:span><text:span text:style-name="T7">ń</text:span><text:span text:style-name="T11">skiego. Ten odk</text:span><text:span text:style-name="T7">ł</text:span><text:span text:style-name="T11">oni</text:span><text:span text:style-name="T7">ł</text:span><text:span text:style-name="T11"> si</text:span><text:span text:style-name="T7">ę</text:span><text:span text:style-name="T11"> przyjacio</text:span><text:span text:style-name="T7">ł</text:span><text:span text:style-name="T11">om i wezwa</text:span><text:span text:style-name="T7">ł</text:span><text:span text:style-name="T11"> ich do siebie.</text:span></text:p>
      <text:p text:style-name="Dialog"><text:span text:style-name="T11">- </text:span><text:span text:style-name="T10">Moich </text:span><text:span text:style-name="T6">ż</text:span><text:span text:style-name="T10">o</text:span><text:span text:style-name="T6">ł</text:span><text:span text:style-name="T10">nierz</text:span><text:span text:style-name="T6">ó</text:span><text:span text:style-name="T10">w do polityki ci</text:span><text:span text:style-name="T6">ą</text:span><text:span text:style-name="T10">gnie?</text:span></text:p>
      <text:p text:style-name="Dialog"><text:span text:style-name="T10">-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10"> </text:span><text:span text:style-name="T6">ż</text:span><text:span text:style-name="T10">e u wa</text:span><text:span text:style-name="T6">ś</text:span><text:span text:style-name="T10">ci g</text:span><text:span text:style-name="T6">ł</text:span><text:span text:style-name="T10">owa na karku. A waszmo</text:span><text:span text:style-name="T6">ść</text:span><text:span text:style-name="T10"> cztery konie wystawisz? - spyta</text:span><text:span text:style-name="T6">ł</text:span><text:span text:style-name="T10"> si</text:span><text:span text:style-name="T6">ę</text:span><text:span text:style-name="T10"> pan stra</text:span><text:span text:style-name="T6">ż</text:span><text:span text:style-name="T10">nik Starczy</text:span><text:span text:style-name="T6">ń</text:span><text:span text:style-name="T10">skiego, kt</text:span><text:span text:style-name="T6">ó</text:span><text:span text:style-name="T10">ry przytakn</text:span><text:span text:style-name="T6">ął</text:span><text:span text:style-name="T10">.</text:span></text:p>
      <text:p text:style-name="Dialog"><text:span text:style-name="T10">- Z</text:span>atem b<text:span text:style-name="T6">ę</text:span><text:span text:style-name="T10">dziecie porucznikami w waszych chor</text:span><text:span text:style-name="T6">ą</text:span><text:span text:style-name="T10">gwiach, pom</text:span><text:span text:style-name="T6">ó</text:span><text:span text:style-name="T10">wi</text:span><text:span text:style-name="T6">ę</text:span><text:span text:style-name="T10"> o tym z panem Mi</text:span><text:span text:style-name="T6">ą</text:span><text:span text:style-name="T10">czy</text:span><text:span text:style-name="T6">ń</text:span><text:span text:style-name="T10">skim</text:span><text:span text:style-name="T6">.</text:span></text:p>
      <text:p text:style-name="P1"/>
      <text:p text:style-name="Text_20_body">Sejm obradowa<text:span text:style-name="T6">ł</text:span><text:span text:style-name="T10"> a</text:span><text:span text:style-name="T6">ż</text:span><text:span text:style-name="T10"> do marca, uchwalaj</text:span><text:span text:style-name="T6">ą</text:span><text:span text:style-name="T10">c jednak wbrew wszelkim obawom i wbrew zakulisowym dzia</text:span><text:span text:style-name="T6">ł</text:span><text:span text:style-name="T10">aniom Pac</text:span><text:span text:style-name="T6">ó</text:span><text:span text:style-name="T10">w podatki na now</text:span><text:span text:style-name="T6">ą</text:span><text:span text:style-name="T10">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10"> </text:span>Pan hetman wielki koronny Sobieski <text:span text:style-name="T6">wyjechał </text:span>z pu<text:span text:style-name="T6">ł</text:span><text:span text:style-name="T10">kownikiem de Beaulieu do swej rezydencji w Jaworowie. Jechali kilka dni saniami. Pa</text:span><text:span text:style-name="T6">ł</text:span><text:span text:style-name="T10">ac Sobieskich </text:span><text:span text:style-name="T6">ś</text:span><text:span text:style-name="T10">wie</text:span><text:span text:style-name="T6">ż</text:span><text:span text:style-name="T10">o odbudowany po zniszczeniach, jakich dozna</text:span><text:span text:style-name="T6">ł</text:span><text:span text:style-name="T10"> od konfederat</text:span><text:span text:style-name="T6">ó</text:span><text:span text:style-name="T10">w go</text:span><text:span text:style-name="T6">łą</text:span><text:span text:style-name="T10">bskich wy</text:span><text:span text:style-name="T6">ł</text:span><text:span text:style-name="T10">oni</text:span><text:span text:style-name="T6">ł</text:span><text:span text:style-name="T10"> si</text:span><text:span text:style-name="T6">ę</text:span><text:span text:style-name="T10"> biel</text:span><text:span text:style-name="T6">ą</text:span><text:span text:style-name="T10"> swoich </text:span><text:span text:style-name="T6">ś</text:span><text:span text:style-name="T10">cian zza zakr</text:span><text:span text:style-name="T6">ę</text:span><text:span text:style-name="T10">tu alei.</text:span></text:p>
      <text:p text:style-name="P12"/>
      <text:p text:style-name="Dialog"><text:span text:style-name="T10">- ach, nigdy jeszcze nie widzia</text:span><text:span text:style-name="T6">ł</text:span><text:span text:style-name="T10">em tak pi</text:span><text:span text:style-name="T6">ę</text:span><text:span text:style-name="T10">knie uszykowanego i tak du</text:span><text:span text:style-name="T6">ż</text:span><text:span text:style-name="T10">ego stosu paliwa – powiedzia</text:span><text:span text:style-name="T6">ł</text:span><text:span text:style-name="T10"> pan de Beaulieu na widok drewnianego pa</text:span><text:span text:style-name="T6">ł</text:span><text:span text:style-name="T10">acu.</text:span></text:p>
      <text:p text:style-name="Dialog"><text:span text:style-name="T10">- B</text:span><text:span text:style-name="T6">ę</text:span><text:span text:style-name="T10">d</text:span><text:span text:style-name="T6">ą</text:span><text:span text:style-name="T10"> mieli nast</text:span><text:span text:style-name="T6">ę</text:span><text:span text:style-name="T10">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10">cia s</text:span><text:span text:style-name="T6">ą</text:span><text:span text:style-name="T10"> konieczne dla dobra tego kraju, widzi to ka</text:span><text:span text:style-name="T6">ż</text:span><text:span text:style-name="T10">dy...</text:span></text:p>
      <text:p text:style-name="Text_20_body"><text:soft-page-break/><text:span text:style-name="T10">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 i umo<text:span text:style-name="T6">ż</text:span>liwi<text:span text:style-name="T6">ć</text:span> mu wprowadzenie niepopularnych reform politycznych w Rzeczypospolitej.</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text:span><office:annotation office:name="__Annotation__2319_2028586140"><dc:creator>nieznany</dc:creator><dc:date>2014-12-29T22:18:42.22</dc:date><text:p text:style-name="P27"><text:span text:style-name="T20">Poprawić to sformułowanie</text:span></text:p></office:annotation><text:span text:style-name="T6">dla króla Francji niezbyt znacząca być musiała,</text:span><office:annotation-end office:name="__Annotation__2319_2028586140"/><text:span text:style-name="T6">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text:span><text:span text:style-name="T6">ą</text:span><text:span text:style-name="T6"> nadal pewną możliwością...</text:span></text:p>
      <text:p text:style-name="P9"/>
      <text:p text:style-name="P1"/>
      <text:list xml:id="list41543784" text:continue-numbering="true" text:style-name="Outline">
        <text:list-item>
          <text:h text:style-name="P17" text:outline-level="1"/>
        </text:list-item>
      </text:list>
      <text:p text:style-name="Text_20_body">Pan Stefan Ostrowski maszerowa<text:span text:style-name="T6">ł</text:span><text:span text:style-name="T10"> wraz z lekk</text:span><text:span text:style-name="T6">ą</text:span><text:span text:style-name="T10"> chor</text:span><text:span text:style-name="T6">ą</text:span><text:span text:style-name="T10">gwi</text:span><text:span text:style-name="T6">ą</text:span><text:span text:style-name="T10"> na czele wojska. Ponownie stanowili stra</text:span><text:span text:style-name="T6">ż</text:span><text:span text:style-name="T10"> przedni</text:span><text:span text:style-name="T6">ą</text:span><text:span text:style-name="T10"> armii koronnej posuwaj</text:span><text:span text:style-name="T6">ą</text:span><text:span text:style-name="T10">cej si</text:span><text:span text:style-name="T6">ę</text:span><text:span text:style-name="T10"> w głąb Rusi, w kierunku nieprzyjaciela, kt</text:span><text:span text:style-name="T6">ó</text:span><text:span text:style-name="T10">ry umocni</text:span><text:span text:style-name="T6">ł</text:span><text:span text:style-name="T10"> si</text:span><text:span text:style-name="T6">ę</text:span><text:span text:style-name="T10"> w okolicy Kamie</text:span><text:span text:style-name="T6">ń</text:span><text:span text:style-name="T10">ca Podolskiego. Wojsko polskie nie by</text:span><text:span text:style-name="T6">ł</text:span><text:span text:style-name="T10">o tym razem zebranym napr</text:span><text:span text:style-name="T6">ę</text:span><text:span text:style-name="T10">dce hufcem, aby odegna</text:span><text:span text:style-name="T6">ć</text:span><text:span text:style-name="T10"> zagony tatarskie pustosz</text:span><text:span text:style-name="T6">ą</text:span><text:span text:style-name="T10">ce kraj. Tym razem by</text:span><text:span text:style-name="T6">ł</text:span><text:span text:style-name="T10">a to powa</text:span><text:span text:style-name="T6">ż</text:span><text:span text:style-name="T10">na odpowied</text:span><text:span text:style-name="T6">ź</text:span><text:span text:style-name="T10"> Rzeczypospolitej, ca</text:span><text:span text:style-name="T6">ł</text:span><text:span text:style-name="T10">a armia jak</text:span><text:span text:style-name="T6">ą</text:span><text:span text:style-name="T10"> mo</text:span><text:span text:style-name="T6">ż</text:span><text:span text:style-name="T10">na by</text:span><text:span text:style-name="T6">ł</text:span><text:span text:style-name="T10">o wystawi</text:span><text:span text:style-name="T6">ć</text:span><text:span text:style-name="T10">, tym razem mieli zaatakowa</text:span><text:span text:style-name="T6">ć</text:span><text:span text:style-name="T10"> g</text:span><text:span text:style-name="T6">łó</text:span><text:span text:style-name="T10">wne si</text:span><text:span text:style-name="T6">ł</text:span><text:span text:style-name="T10">y tureckie. Za plecami pana Ostrowskiego maszerowa</text:span><text:span text:style-name="T6">ł</text:span><text:span text:style-name="T10">a zatem chor</text:span><text:span text:style-name="T6">ą</text:span><text:span text:style-name="T10">giew pancerna pod dow</text:span><text:span text:style-name="T6">ó</text:span><text:span text:style-name="T10">dztwem pana Starczy</text:span><text:span text:style-name="T6">ń</text:span><text:span text:style-name="T10">skiego, inne chor</text:span><text:span text:style-name="T6">ą</text:span><text:span text:style-name="T10">gwie lekkie i pancerne, dalej husarze ze swoimi skrzyd</text:span><text:span text:style-name="T6">ł</text:span><text:span text:style-name="T10">ami - p</text:span><text:span text:style-name="T6">ó</text:span><text:span text:style-name="T10">ki co wiezionymi na wozach wraz z kopiami. Dalej jeszcze maszerowali liczni dragoni, potem ci</text:span><text:span text:style-name="T6">ęż</text:span><text:span text:style-name="T10">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10">ski przybieg</text:span><text:span text:style-name="T6">ł</text:span><text:span text:style-name="T10"> z nowin</text:span><text:span text:style-name="T6">ą</text:span><text:span text:style-name="T10">.</text:span></text:p>
      <text:p text:style-name="Dialog"><text:span text:style-name="T10">- To ju</text:span><text:span text:style-name="T6">ż</text:span><text:span text:style-name="T10"> wiemy, chor</text:span><text:span text:style-name="T6">ą</text:span><text:span text:style-name="T10">gwie wo</text:span><text:span text:style-name="T6">ł</text:span><text:span text:style-name="T10">oskie maszeruj</text:span><text:span text:style-name="T6">ą</text:span><text:span text:style-name="T10"> z nami od dw</text:span><text:span text:style-name="T6">ó</text:span><text:span text:style-name="T10">ch miesi</text:span><text:span text:style-name="T6">ę</text:span><text:span text:style-name="T10">cy - odpar</text:span><text:span text:style-name="T6">ł</text:span><text:span text:style-name="T10"> pan Starczy</text:span><text:span text:style-name="T6">ń</text:span><text:span text:style-name="T10">ski.</text:span></text:p>
      <text:p text:style-name="Dialog"><text:span text:style-name="T10">- Ale</text:span><text:span text:style-name="T6">ż</text:span><text:span text:style-name="T10">, m</text:span><text:span text:style-name="T6">ó</text:span><text:span text:style-name="T10">wi</text:span><text:span text:style-name="T6">ę</text:span><text:span text:style-name="T10">, prawdziwi Wo</text:span><text:span text:style-name="T6">ł</text:span><text:span text:style-name="T10">osi z obozu tureckiego przeszli na nasz</text:span><text:span text:style-name="T6">ą</text:span><text:span text:style-name="T10"> stron</text:span><text:span text:style-name="T6">ę</text:span><text:span text:style-name="T10">. W</text:span><text:span text:style-name="T6">ł</text:span><text:span text:style-name="T10">a</text:span><text:span text:style-name="T6">ś</text:span><text:span text:style-name="T10">nie pan Bidzi</text:span><text:span text:style-name="T6">ń</text:span><text:span text:style-name="T10">ski im wydawa</text:span><text:span text:style-name="T6">ł</text:span><text:span text:style-name="T10"> rozkazy. S</text:span><text:span text:style-name="T6">ł</text:span><text:span text:style-name="T10">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text:span text:style-name="T6">ę</text:span>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6">ś</text:span>ciu<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41572096" text:continue-numbering="true" text:style-name="Outline">
        <text:list-item>
          <text:h text:style-name="P17" text:outline-level="1"/>
        </text:list-item>
      </text:list>
      <text:p text:style-name="Text_20_body">Pan hetman Sobieski spieszy<text:span text:style-name="T6">ł</text:span><text:span text:style-name="T10"> si</text:span><text:span text:style-name="T6">ę</text:span><text:span text:style-name="T10">. T</text:span><text:span text:style-name="T6">ę</text:span><text:span text:style-name="T10">skni</text:span><text:span text:style-name="T6">ł</text:span><text:span text:style-name="T10"> za domem, za ma</text:span><text:span text:style-name="T6">łż</text:span><text:span text:style-name="T10">onk</text:span><text:span text:style-name="T6">ą</text:span><text:span text:style-name="T10"> kt</text:span><text:span text:style-name="T6">ó</text:span><text:span text:style-name="T10">r</text:span><text:span text:style-name="T6">ą</text:span><text:span text:style-name="T10"> kocha</text:span><text:span text:style-name="T6">ł</text:span><text:span text:style-name="T10"> nad </text:span><text:span text:style-name="T6">ż</text:span><text:span text:style-name="T10">ycie, i za synem w kt</text:span><text:span text:style-name="T6">ó</text:span><text:span text:style-name="T10">rym pok</text:span><text:span text:style-name="T6">ł</text:span><text:span text:style-name="T10">ada</text:span><text:span text:style-name="T6">ł</text:span><text:span text:style-name="T10"> wielkie nadzieje, jednak nie do domu w Jaworowie gna</text:span><text:span text:style-name="T6">ł</text:span><text:span text:style-name="T10"> po zako</text:span><text:span text:style-name="T6">ń</text:span><text:span text:style-name="T10">czeniu kampanii wojennej w Mo</text:span><text:span text:style-name="T6">ł</text:span><text:span text:style-name="T10">dawii, jeno na spotkania kt</text:span><text:span text:style-name="T6">ó</text:span><text:span text:style-name="T10">re po </text:span><text:span text:style-name="T6">ś</text:span><text:span text:style-name="T10">mierci kr</text:span><text:span text:style-name="T6">ó</text:span><text:span text:style-name="T10">la Micha</text:span><text:span text:style-name="T6">ł</text:span><text:span text:style-name="T10">a zdecydowa</text:span><text:span text:style-name="T6">ć</text:span><text:span text:style-name="T10"> mia</text:span><text:span text:style-name="T6">ł</text:span><text:span text:style-name="T10">y o posuni</text:span><text:span text:style-name="T6">ę</text:span><text:span text:style-name="T10">ciach politycznych pana hetmana. Dla wielu os</text:span><text:span text:style-name="T6">ó</text:span><text:span text:style-name="T10">b </text:span><text:span text:style-name="T6">ś</text:span><text:span text:style-name="T10">mier</text:span><text:span text:style-name="T6">ć</text:span><text:span text:style-name="T10"> ta nie by</text:span><text:span text:style-name="T6">ł</text:span><text:span text:style-name="T10">a zaskoczeniem, Micha</text:span><text:span text:style-name="T6">ł</text:span><text:span text:style-name="T10"> Wi</text:span><text:span text:style-name="T6">ś</text:span><text:span text:style-name="T10">niowiecki nigdy nie tryska</text:span><text:span text:style-name="T6">ł</text:span><text:span text:style-name="T10"> zdrowiem, za</text:span><text:span text:style-name="T6">ś</text:span><text:span text:style-name="T10"> na jesieni 1673 roku by</text:span><text:span text:style-name="T6">ł</text:span><text:span text:style-name="T10"> wyra</text:span><text:span text:style-name="T6">ź</text:span><text:span text:style-name="T10">nie powa</text:span><text:span text:style-name="T6">ż</text:span><text:span text:style-name="T10">nie chory. Spodziewa</text:span><text:span text:style-name="T6">ł</text:span><text:span text:style-name="T10"> si</text:span><text:span text:style-name="T6">ę</text:span><text:span text:style-name="T10"> zatem pan hetman, </text:span><text:span text:style-name="T6">ż</text:span><text:span text:style-name="T10">e do Lwowa zjedzie si</text:span><text:span text:style-name="T6">ę</text:span><text:span text:style-name="T10"> wiele wp</text:span><text:span text:style-name="T6">ł</text:span><text:span text:style-name="T10">ywowych os</text:span><text:span text:style-name="T6">ó</text:span><text:span text:style-name="T10">b z kraju i zagranicy zanim jeszcze wrzenie polityczne ogarnie ca</text:span><text:span text:style-name="T6">ł</text:span><text:span text:style-name="T10">y nar</text:span><text:span text:style-name="T6">ó</text:span><text:span text:style-name="T10">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10">my powita</text:span><text:span text:style-name="T6">ć</text:span><text:span text:style-name="T10">,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9">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2">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10">nej nocy omawiali szczeg</text:span><text:span text:style-name="T6">ół</text:span><text:span text:style-name="T10">y i</text:span><text:span text:style-name="T6">ście makiawelicznego </text:span><text:span text:style-name="T10">planu, kt</text:span><text:span text:style-name="T6">ó</text:span><text:span text:style-name="T10">ry wynie</text:span><text:span text:style-name="T6">ść</text:span><text:span text:style-name="T10"> mia</text:span><text:span text:style-name="T6">ł</text:span><text:span text:style-name="T10">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10">, zatem przyjaciele Sobieskiego byli dobrej my</text:span><text:span text:style-name="T6">ś</text:span><text:span text:style-name="T10">li. Jego samego za</text:span><text:span text:style-name="T6">ś</text:span><text:span text:style-name="T10"> trapi</text:span><text:span text:style-name="T6">ł</text:span><text:span text:style-name="T10">a raczej my</text:span><text:span text:style-name="T6">śl</text:span><text:span text:style-name="T10"> o reakcji jego </text:span><text:span text:style-name="T6">ś</text:span><text:span text:style-name="T10">miertelnych wrog</text:span><text:span text:style-name="T6">ó</text:span><text:span text:style-name="T10">w politycznych, kt</text:span><text:span text:style-name="T6">ó</text:span><text:span text:style-name="T10">rzy mimo wszelkich pozor</text:span><text:span text:style-name="T6">ó</text:span><text:span text:style-name="T10">w praworz</text:span><text:span text:style-name="T6">ą</text:span><text:span text:style-name="T10">dno</text:span><text:span text:style-name="T6">ś</text:span><text:span text:style-name="T10">ci plany Sobieskiego na pewno torpedowa</text:span><text:span text:style-name="T6">ć</text:span><text:span text:style-name="T10"> b</text:span><text:span text:style-name="T6">ę</text:span><text:span text:style-name="T10">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5"/>
      <text:p text:style-name="P10">* * *</text:p>
      <text:p text:style-name="P11">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10"> jak najwcze</text:span><text:span text:style-name="T6">ś</text:span><text:span text:style-name="T10">niej zwo</text:span><text:span text:style-name="T6">ł</text:span><text:span text:style-name="T10">a</text:span><text:span text:style-name="T6">ć - perorował Trzebicki -</text:span><text:span text:style-name="T10"> p</text:span><text:span text:style-name="T6">ó</text:span><text:span text:style-name="T10">ki si</text:span><text:span text:style-name="T6">ę</text:span><text:span text:style-name="T10"> zapa</text:span><text:span text:style-name="T6">ł</text:span><text:span text:style-name="T10"> szlachecki i dar jedno</text:span><text:span text:style-name="T6">śc</text:span><text:span text:style-name="T10">i politycznej w obronie wolno</text:span><text:span text:style-name="T6">ś</text:span><text:span text:style-name="T10">ci tego kraju, dar jedno</text:span><text:span text:style-name="T6">ś</text:span><text:span text:style-name="T10">ci powiadam, p</text:span><text:span text:style-name="T6">ó</text:span><text:span text:style-name="T10">ki dzia</text:span><text:span text:style-name="T6">ł</text:span><text:span text:style-name="T10">a, aby si</text:span><text:span text:style-name="T6">ę</text:span><text:span text:style-name="T10"> nie skrzykn</text:span><text:span text:style-name="T6">ę</text:span><text:span text:style-name="T10">li, nie zorganizowali wrogowie tego, kt</text:span><text:span text:style-name="T6">ó</text:span><text:span text:style-name="T10">ry sam jeden obron</text:span><text:span text:style-name="T6">ę</text:span><text:span text:style-name="T10"> tego kraju i wiary </text:span><text:span text:style-name="T6">ś</text:span><text:span text:style-name="T10">wi</text:span><text:span text:style-name="T6">ę</text:span><text:span text:style-name="T10">tej na swych plecach d</text:span><text:span text:style-name="T6">ź</text:span><text:span text:style-name="T10">wiga, powiadam, obron</text:span><text:span text:style-name="T6">ę</text:span><text:span text:style-name="T10"> wiary.</text:span></text:p>
      <text:p text:style-name="Dialog"><text:span text:style-name="T10">- Palec Bo</text:span><text:span text:style-name="T6">ż</text:span><text:span text:style-name="T10">y w tym, </text:span><text:span text:style-name="T6">ż</text:span><text:span text:style-name="T10">e nasz przyjaciel, Cesarza przyjaciel, ja</text:span><text:span text:style-name="T6">ś</text:span><text:span text:style-name="T10">nie wielmo</text:span><text:span text:style-name="T6">ż</text:span><text:span text:style-name="T10">ny pan hetman litewski Pac wcze</text:span><text:span text:style-name="T6">ś</text:span><text:span text:style-name="T10">niej z kampanii wojennej wr</text:span><text:span text:style-name="T6">ó</text:span><text:span text:style-name="T10">ci</text:span><text:span text:style-name="T6">ł - odpar</text:span><text:span text:style-name="T6">ł</text:span><text:span text:style-name="T6"> prymas -</text:span><text:span text:style-name="T10"> on konwokacj</text:span><text:span text:style-name="T6">ę</text:span><text:span text:style-name="T10"> po naszej my</text:span><text:span text:style-name="T6">ś</text:span><text:span text:style-name="T10">li przeprowadzi</text:span><text:span text:style-name="T6">ć</text:span><text:span text:style-name="T10"> pomo</text:span><text:span text:style-name="T6">ż</text:span><text:span text:style-name="T10">e.</text:span></text:p>
      <text:p text:style-name="Dialog"><text:span text:style-name="T10">- Palec Bo</text:span><text:span text:style-name="T6">ż</text:span><text:span text:style-name="T10">y kaza</text:span><text:span text:style-name="T6">ł</text:span><text:span text:style-name="T10"> panu Pacowi litewskie wojsko z wojny z bezbo</text:span><text:span text:style-name="T6">ż</text:span><text:span text:style-name="T10">nym Turkiem niezako</text:span><text:span text:style-name="T6">ń</text:span><text:span text:style-name="T10">czonej, z wojny powiadam wyprowadzi</text:span><text:span text:style-name="T6">ć</text:span><text:span text:style-name="T10">? - zdziwi</text:span><text:span text:style-name="T6">ł</text:span><text:span text:style-name="T10"> si</text:span><text:span text:style-name="T6">ę</text:span><text:span text:style-name="T10"> biskup.</text:span></text:p>
      <text:p text:style-name="Dialog"><text:span text:style-name="T10">- Jego wielmo</text:span><text:span text:style-name="T6">ż</text:span><text:span text:style-name="T10">no</text:span><text:span text:style-name="T6">ść</text:span><text:span text:style-name="T10"> pan hetman litewski pobo</text:span><text:span text:style-name="T6">ż</text:span><text:span text:style-name="T10">ny wielce i wszystko co robi, na chwa</text:span><text:span text:style-name="T6">łę Pana robi</text:span><text:span text:style-name="T10">...</text:span></text:p>
      <text:p text:style-name="Dialog"><text:span text:style-name="T10">- Pobo</text:span><text:span text:style-name="T6">ż</text:span><text:span text:style-name="T10">ny nie znaczy zbawiony - odpar</text:span><text:span text:style-name="T6">ł</text:span><text:span text:style-name="T10"> biskup - a konwokacj</text:span><text:span text:style-name="T6">ę</text:span><text:span text:style-name="T10"> zwo</text:span><text:span text:style-name="T6">ł</text:span><text:span text:style-name="T10">a</text:span><text:span text:style-name="T6">ć</text:span><text:span text:style-name="T10"> trzeba wkr</text:span><text:span text:style-name="T6">ó</text:span><text:span text:style-name="T10">tce, bo i elekcja musi by</text:span><text:span text:style-name="T6">ć</text:span><text:span text:style-name="T10"> niezad</text:span><text:span text:style-name="T6">ł</text:span><text:span text:style-name="T10">ugo i sprawnie, elekcja powiadam musi by</text:span><text:span text:style-name="T6">ć</text:span><text:span text:style-name="T10"> zako</text:span><text:span text:style-name="T6">ń</text:span><text:span text:style-name="T10">czon</text:span><text:span text:style-name="T6">ą</text:span><text:span text:style-name="T10">. Wr</text:span><text:span text:style-name="T6">ó</text:span><text:span text:style-name="T10">g w granicach jeszcze.</text:span></text:p>
      <text:p text:style-name="Text_20_body"><text:span text:style-name="T10">Pr</text:span><text:span text:style-name="T6">ę</text:span><text:span text:style-name="T10">dkie konwokacji przeprowadzenie by</text:span><text:span text:style-name="T6">ł</text:span><text:span text:style-name="T10">o i po prymasa my</text:span><text:span text:style-name="T6">ś</text:span><text:span text:style-name="T10">li. Nie chcia</text:span><text:span text:style-name="T6">ł</text:span><text:span text:style-name="T10"> on bowiem, aby Sobieski na przebieg elekcji wp</text:span><text:span text:style-name="T6">ł</text:span><text:span text:style-name="T10">yw zyska</text:span><text:span text:style-name="T6">ł</text:span><text:span text:style-name="T10">, co przy jego s</text:span><text:span text:style-name="T6">ł</text:span><text:span text:style-name="T10">awie wojennej </text:span><text:span text:style-name="T6">zdarzyć</text:span><text:span text:style-name="T10"> si</text:span><text:span text:style-name="T6">ę</text:span><text:span text:style-name="T10"> mog</text:span><text:span text:style-name="T6">ł</text:span><text:span text:style-name="T10">o. Jeszcze doprowadzi</text:span><text:span text:style-name="T6">ł</text:span><text:span text:style-name="T10">by do wyboru jakiego</text:span><text:span text:style-name="T6">ś</text:span><text:span text:style-name="T10">,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10">D</text:span><text:span text:style-name="T6">ł</text:span><text:span text:style-name="T10">ugo zatem dyskutowali wielebni biskupi tej listopadowej nocy, bo i Trzebicki g</text:span><text:span text:style-name="T6">ł</text:span><text:span text:style-name="T10">osu swego ch</text:span><text:span text:style-name="T6">ę</text:span><text:span text:style-name="T10">tnie s</text:span><text:span text:style-name="T6">ł</text:span><text:span text:style-name="T10">ucha</text:span><text:span text:style-name="T6">ł.</text:span><text:span text:style-name="T10"> Jednak zdecydowano zwo</text:span><text:span text:style-name="T6">ł</text:span><text:span text:style-name="T10">a</text:span><text:span text:style-name="T6">ć</text:span><text:span text:style-name="T10"> sejm konwokacyjny do Warszawy na dzie</text:span><text:span text:style-name="T6">ń</text:span><text:span text:style-name="T10"> 15 stycznia 1674 roku.</text:span></text:p>
      <text:p text:style-name="P12"/>
      <text:p text:style-name="P13">* * *</text:p>
      <text:p text:style-name="P13"/>
      <text:p text:style-name="P14"><text:span text:style-name="T10">Kapitan de Gourdant, </text:span><text:span text:style-name="T6">ż</text:span><text:span text:style-name="T10">ylasty Normandczyk o oczach koloru, jakie <text:s/>morza p</text:span><text:span text:style-name="T6">ół</text:span><text:span text:style-name="T10">nocne miewaj</text:span><text:span text:style-name="T6">ą</text:span><text:span text:style-name="T10"> w lutym przyjmowa</text:span><text:span text:style-name="T6">ł</text:span><text:span text:style-name="T10"> meldunki ze stacji manewrowych o rzucaniu kolejnych cum. Statek „Portefaix”, na kt</text:span><text:span text:style-name="T6">ó</text:span><text:span text:style-name="T10">rym od niedawna by</text:span><text:span text:style-name="T6">ł</text:span><text:span text:style-name="T10"> dow</text:span><text:span text:style-name="T6">ó</text:span><text:span text:style-name="T10">dc</text:span><text:span text:style-name="T6">ą</text:span><text:span text:style-name="T10">, odrywa</text:span><text:span text:style-name="T6">ł</text:span><text:span text:style-name="T10"> si</text:span><text:span text:style-name="T6">ę</text:span><text:span text:style-name="T10"> poma</text:span><text:span text:style-name="T6">ł</text:span><text:span text:style-name="T10">u od nabrze</text:span><text:span text:style-name="T6">ż</text:span><text:span text:style-name="T10">a w Dunkierce i, wyci</text:span><text:span text:style-name="T6">ą</text:span><text:span text:style-name="T10">gany przez </text:span><text:span text:style-name="T6">łó</text:span><text:span text:style-name="T10">d</text:span><text:span text:style-name="T6">ź</text:span><text:span text:style-name="T10"> wios</text:span><text:span text:style-name="T6">ł</text:span><text:span text:style-name="T10">ow</text:span><text:span text:style-name="T6">ą</text:span><text:span text:style-name="T10">, kierowa</text:span><text:span text:style-name="T6">ł</text:span><text:span text:style-name="T10"> si</text:span><text:span text:style-name="T6">ę</text:span><text:span text:style-name="T10"> ku wyj</text:span><text:span text:style-name="T6">ś</text:span><text:span text:style-name="T10">ciu z portu wojennego. Fregaty „Lutine”, „Railleuse”, i „Favorite” </text:span><text:soft-page-break/><text:span text:style-name="T10">r</text:span><text:span text:style-name="T6">ó</text:span><text:span text:style-name="T10">wnie</text:span><text:span text:style-name="T6">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Dialog"><text:span text:style-name="T6">- Teraz wreszcie powie mi pan, panie </text:span><text:span text:style-name="T6">de Beaulieu, dok</text:span><text:span text:style-name="T6">ą</text:span><text:span text:style-name="T6">d p</text:span><text:span text:style-name="T6">ł</text:span><text:span text:style-name="T6">yniemy i po co ta ca</text:span><text:span text:style-name="T6">ł</text:span><text:span text:style-name="T6">a maskarada - rzek</text:span><text:span text:style-name="T6">ł</text:span><text:span text:style-name="T6"> kapitan - mam si</text:span><text:span text:style-name="T6">ę</text:span><text:span text:style-name="T6"> wszak po wyj</text:span><text:span text:style-name="T6">ś</text:span><text:span text:style-name="T6">ciu w morze wszystkiego dowiedzie</text:span><text:span text:style-name="T6">ć.</text:span></text:p>
      <text:p text:style-name="P5">-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5">- To już jest pełne morze, już bardziej na morze wyjść nie mogę, nie wiedząc dokąd się udajemy.</text:p>
      <text:p text:style-name="P5">-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5">- Zaiste bajeczny scenariusz nam tu malujesz, panie pułkowniku. Za jedną woltą polityczną w kraju gdzieś na wschodzie, dwóch przeciwników ma nam ubyć?</text:p>
      <text:p text:style-name="P5">- Tak to jest, bo Turcy zamiast na bezdrożach polskich tkwić, na Austrię ruszą. Zaś z Brandenburgią Rzeczpospolita sobie poradzi, jeśli ten nasz przyjaciel siły swego państwa zjednoczyć zdoła. W tym również ma mu nasz ładunek pomóc.</text:p>
      <text:p text:style-name="P5">- Domyślam się już, co to za ładunek w elekcji dopomaga i wojnę nową prowadzić pozwoli.</text:p>
      <text:p text:style-name="P5">- Sto tysięcy srebrnych talarów.</text:p>
      <text:p text:style-name="P5">- Ten przyjaciel naszego najjaśniejszego pana to jakiś tytan, jeśli z tak niewielką sumą przewrót polityczny ma przeprowadzić.</text:p>
      <text:p text:style-name="Dialog"><text:span text:style-name="T6">- Suma to wystarczająca na początek. Przewrót to też nie będzie - u nich za każdym razem, gdy król umiera, wybiera się następnego - wszyscy szlachetnie urodzeni, czy magnaci, czy też zwykli szlachcice. Ten nasz przyjaciel, hetman Sobieski, wśród zwykłej szlachty poparcie mieć będzie, </text:span><text:soft-page-break/><text:span text:style-name="T6">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Dialog">- Prawdziwie europejska to intryga. Płyniemy, jak rozumiem, do Gdańska?</text:p>
      <text:p text:style-name="P5">- Tak, płyniemy do Gdańska.</text:p>
      <text:p text:style-name="P10"/>
      <text:p text:style-name="P7"/>
      <text:p text:style-name="P7"/>
      <text:list xml:id="list41573013" text:continue-numbering="true" text:style-name="Outline">
        <text:list-item>
          <text:h text:style-name="P17" text:outline-level="1"/>
        </text:list-item>
      </text:list>
      <text:p text:style-name="Text_20_body">Go<text:span text:style-name="T14">rą</text:span><text:span text:style-name="T10">ca atmosfera </text:span><text:span text:style-name="T14">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6">ł</text:span><text:span text:style-name="T14">o w za</text:span><text:span text:style-name="T6">ś</text:span><text:span text:style-name="T14">ciankach b</text:span><text:span text:style-name="T6">ł</text:span><text:span text:style-name="T14">yska</text:span><text:span text:style-name="T6">ł</text:span><text:span text:style-name="T14">y ogniska, piece i pochodnie, gdy </text:span><text:span text:style-name="T6">ż</text:span><text:span text:style-name="T14">o</text:span><text:span text:style-name="T6">ł</text:span><text:span text:style-name="T14">nierze chor</text:span><text:span text:style-name="T6">ą</text:span><text:span text:style-name="T14">gwi lekkiej pokazywali swym rodzinom </text:span><text:span text:style-name="T6">ł</text:span><text:span text:style-name="T14">upy przywiezione spod Chocimia i ca</text:span><text:span text:style-name="T6">ł</text:span><text:span text:style-name="T14">ej s</text:span><text:span text:style-name="T6">ł</text:span><text:span text:style-name="T14">awnej ju</text:span><text:span text:style-name="T6">ż</text:span><text:span text:style-name="T14"> kampanii mo</text:span><text:span text:style-name="T6">ł</text:span><text:span text:style-name="T14">dawskiej. Na d</text:span><text:span text:style-name="T6">ł</text:span><text:span text:style-name="T14">ugie tygodnie starczy</text:span><text:span text:style-name="T6">ł</text:span><text:span text:style-name="T14">o rycerskich opowie</text:span><text:span text:style-name="T6">ś</text:span><text:span text:style-name="T14">ci, kt</text:span><text:span text:style-name="T6">ó</text:span><text:span text:style-name="T14">re s</text:span><text:span text:style-name="T6">ł</text:span><text:span text:style-name="T14">awi</text:span><text:span text:style-name="T6">ł</text:span><text:span text:style-name="T14">y wielkiego wodza polskiego i ukazywa</text:span><text:span text:style-name="T6">ł</text:span><text:span text:style-name="T14">y za</text:span><text:span text:style-name="T6">ś</text:span><text:span text:style-name="T14">ciankowej szlachcie wroga, z kt</text:span><text:span text:style-name="T6">ó</text:span><text:span text:style-name="T14">rym toczono </text:span><text:span text:style-name="T6">ś</text:span><text:span text:style-name="T14">miertelny b</text:span><text:span text:style-name="T6">ó</text:span><text:span text:style-name="T14">j, z innej ni</text:span><text:span text:style-name="T6">ż</text:span><text:span text:style-name="T14"> dotychczas strony:</text:span></text:p>
      <text:p text:style-name="Dialog"><text:span text:style-name="T14">- na tych szmatkach, kt</text:span><text:span text:style-name="T6">ó</text:span><text:span text:style-name="T14">re oni nazywaj</text:span><text:span text:style-name="T6">ą</text:span><text:span text:style-name="T14"> dywan - m</text:span><text:span text:style-name="T6">ó</text:span><text:span text:style-name="T14">wi</text:span><text:span text:style-name="T6">ł</text:span><text:span text:style-name="T14"> pan Ostrowski - odprawiaj</text:span><text:span text:style-name="T6">ą</text:span><text:span text:style-name="T14"> Turcy swe mod</text:span><text:span text:style-name="T6">ł</text:span><text:span text:style-name="T14">y, ale i siedzie</text:span><text:span text:style-name="T6">ć</text:span><text:span text:style-name="T14"> na nich wygodnie, bo i mi</text:span><text:span text:style-name="T6">ę</text:span><text:span text:style-name="T14">kcej ni</text:span><text:span text:style-name="T6">ż</text:span><text:span text:style-name="T14"> na </text:span><text:span text:style-name="T6">ł</text:span><text:span text:style-name="T14">awie.</text:span></text:p>
      <text:p text:style-name="Dialog"><text:span text:style-name="T14">- a w takich skrzyneczkach - innym razem prawi</text:span><text:span text:style-name="T6">ł p</text:span><text:span text:style-name="T14">an Stefan pokazuj</text:span><text:span text:style-name="T6">ą</text:span><text:span text:style-name="T14">c zdobyczny sekretarzyk - ich oficyjerowie i dostojnicy listy swe trzymaj</text:span><text:span text:style-name="T6">ą</text:span><text:span text:style-name="T14">. Osobliwym pismem pisz</text:span><text:span text:style-name="T6">ą</text:span><text:span text:style-name="T14"> oni, nie naszym chrze</text:span><text:span text:style-name="T6">ś</text:span><text:span text:style-name="T14">cija</text:span><text:span text:style-name="T6">ń</text:span><text:span text:style-name="T14">skim, ani nawet nie ruskim alfabetem, jeno sw</text:span><text:span text:style-name="T6">ó</text:span><text:span text:style-name="T14">j maj</text:span><text:span text:style-name="T6">ą</text:span><text:span text:style-name="T14">, co jak ozd</text:span><text:span text:style-name="T6">ó</text:span><text:span text:style-name="T14">bka jakowa</text:span><text:span text:style-name="T6">ś</text:span><text:span text:style-name="T14"> wygl</text:span><text:span text:style-name="T6">ą</text:span><text:span text:style-name="T14">da, tak </text:span><text:span text:style-name="T6">ż</text:span><text:span text:style-name="T14">e nawet s</text:span><text:span text:style-name="T6">łów </text:span><text:span text:style-name="T14">nie poznasz. Umie jednak czyta</text:span><text:span text:style-name="T6">ć</text:span><text:span text:style-name="T14"> takie dokumenta pan hetman wielki, bo on si</text:span><text:span text:style-name="T6">ę</text:span><text:span text:style-name="T14"> w ich j</text:span><text:span text:style-name="T6">ę</text:span><text:span text:style-name="T14">zykach wyznaje i wiele z tymi ludami przed wojn</text:span><text:span text:style-name="T6">ą</text:span><text:span text:style-name="T14"> handlu uprawia</text:span><text:span text:style-name="T6">ł</text:span><text:span text:style-name="T14">, a to konie do hodowli sprowadza</text:span><text:span text:style-name="T6">ł</text:span><text:span text:style-name="T14">.</text:span></text:p>
      <text:p text:style-name="P26"><text:span text:style-name="T14">Zima skuła lodem grzęzawiska i pokryła śniegiem pola, u</text:span><text:span text:style-name="T6">ł</text:span><text:span text:style-name="T14">atwiaj</text:span><text:span text:style-name="T6">ą</text:span><text:span text:style-name="T14">c w ten spos</text:span><text:span text:style-name="T6">ó</text:span><text:span text:style-name="T14">b komunikacj</text:span><text:span text:style-name="T6">ę</text:span><text:span text:style-name="T14"> pomi</text:span><text:span text:style-name="T6">ę</text:span><text:span text:style-name="T14">dzy sadybami.</text:span><text:span text:style-name="T8"> Przyjecha</text:span><text:span text:style-name="T8">ł</text:span><text:span text:style-name="T8"> tedy pan Starczy</text:span><text:span text:style-name="T8">ń</text:span><text:span text:style-name="T8">ski podzieli</text:span><text:span text:style-name="T8">ć</text:span><text:span text:style-name="T8"> si</text:span><text:span text:style-name="T8">ę</text:span><text:span text:style-name="T8"> opowie</text:span><text:span text:style-name="T8">ś</text:span><text:span text:style-name="T8">ciami o podziale </text:span><text:span text:style-name="T8">ł</text:span><text:span text:style-name="T8">up</text:span><text:span text:style-name="T8">ó</text:span><text:span text:style-name="T8">w, a tak</text:span><text:span text:style-name="T8">ż</text:span><text:span text:style-name="T8">e wzi</text:span><text:span text:style-name="T8">ąć</text:span><text:span text:style-name="T8"> udzia</text:span><text:span text:style-name="T8">ł</text:span><text:span text:style-name="T8"> w dyskusjach politycznych.</text:span><text:span text:style-name="T16"> Prawi</text:span><text:span text:style-name="T8">ł</text:span><text:span text:style-name="T16"> tedy siedz</text:span><text:span text:style-name="T8">ą</text:span><text:span text:style-name="T16">c z panem Ostrowskim przy grza</text:span><text:span text:style-name="T8">ń</text:span><text:span text:style-name="T16">cu:</text:span></text:p>
      <text:p text:style-name="Dialog"><text:span text:style-name="T14">- Piast nie jest dobrym kandydatem. Cudzoziemiec obcym b</text:span><text:span text:style-name="T6">ę</text:span><text:span text:style-name="T14">d</text:span><text:span text:style-name="T6">ą</text:span><text:span text:style-name="T14">c na radach naszych wspiera</text:span><text:span text:style-name="T6">ć</text:span><text:span text:style-name="T14"> si</text:span><text:span text:style-name="T6">ę</text:span><text:span text:style-name="T14"> b</text:span><text:span text:style-name="T6">ę</text:span><text:span text:style-name="T14">dzie musia</text:span><text:span text:style-name="T6">ł</text:span><text:span text:style-name="T14">. Piast za</text:span><text:span text:style-name="T6">ś</text:span><text:span text:style-name="T14">, rad naszych nie potrzebuj</text:span><text:span text:style-name="T6">ą</text:span><text:span text:style-name="T14">c, na sile swej opiera</text:span><text:span text:style-name="T6">ć</text:span><text:span text:style-name="T14"> si</text:span><text:span text:style-name="T6">ę</text:span><text:span text:style-name="T14"> b</text:span><text:span text:style-name="T6">ę</text:span><text:span text:style-name="T14">dzie, co go do deptania praw naszych skusi.</text:span></text:p>
      <text:p text:style-name="Dialog"><text:span text:style-name="T14">- Sam przecie tego robi</text:span><text:span text:style-name="T6">ł</text:span><text:span text:style-name="T14"> nie b</text:span><text:span text:style-name="T6">ę</text:span><text:span text:style-name="T14">dzie, tylko na jakich</text:span><text:span text:style-name="T6">ś</text:span><text:span text:style-name="T14"> doradcach oprze</text:span><text:span text:style-name="T6">ć</text:span><text:span text:style-name="T14"> si</text:span><text:span text:style-name="T6">ę</text:span><text:span text:style-name="T14"> musi.</text:span></text:p>
      <text:p text:style-name="Dialog"><text:span text:style-name="T14">- Pewno </text:span><text:span text:style-name="T6">ż</text:span><text:span text:style-name="T14">e na nas, jako na oficyjerach swoich, opiera</text:span><text:span text:style-name="T6">ć</text:span><text:span text:style-name="T14"> si</text:span><text:span text:style-name="T6">ę</text:span><text:span text:style-name="T14"> b</text:span><text:span text:style-name="T6">ę</text:span><text:span text:style-name="T14">dzie musia</text:span><text:span text:style-name="T6">ł</text:span><text:span text:style-name="T14">. Lecz nas tak</text:span><text:span text:style-name="T6">ż</text:span><text:span text:style-name="T14">e, jako szlachcic</text:span><text:span text:style-name="T6">ó</text:span><text:span text:style-name="T14">w, gn</text:span><text:span text:style-name="T6">ę</text:span><text:span text:style-name="T14">bi</text:span><text:span text:style-name="T6">ć</text:span><text:span text:style-name="T14"> b</text:span><text:span text:style-name="T6">ę</text:span><text:span text:style-name="T14">dzie, gdy podatki na swoje wojsko wprowadzi.</text:span></text:p>
      <text:p text:style-name="P25"><text:span text:style-name="T14">Dalej w za</text:span><text:span text:style-name="T6">ś</text:span><text:span text:style-name="T14">cianku:</text:span></text:p>
      <text:p text:style-name="Dialog"><text:span text:style-name="T14">- Podatkami gn</text:span><text:span text:style-name="T6">ę</text:span><text:span text:style-name="T14">bi</text:span><text:span text:style-name="T6">ć</text:span><text:span text:style-name="T14"> nas nie b</text:span><text:span text:style-name="T6">ę</text:span><text:span text:style-name="T14">dzie, bo nam si</text:span><text:span text:style-name="T6">ę</text:span><text:span text:style-name="T14"> nic zabra</text:span><text:span text:style-name="T6">ć</text:span><text:span text:style-name="T14"> nie da, nic przecie nie mamy. A je</text:span><text:span text:style-name="T6">ś</text:span><text:span text:style-name="T14">li taki Pac, czy taki Radziwiłł ksi</text:span><text:span text:style-name="T6">ążę</text:span><text:span text:style-name="T14"> krewny pana hetmana podatki od swoich latyfundi</text:span><text:span text:style-name="T6">ó</text:span><text:span text:style-name="T14">w zap</text:span><text:span text:style-name="T6">ł</text:span><text:span text:style-name="T14">aci, to i na zdrowie Rzeczypospolitej b</text:span><text:span text:style-name="T6">ę</text:span><text:span text:style-name="T14">dzie.</text:span></text:p>
      <text:p text:style-name="Dialog"><text:span text:style-name="T14">- Albo taki pan Zamoyski, s</text:span><text:span text:style-name="T6">ą</text:span><text:span text:style-name="T14">siad nasz, co tyle gotowizny na procesy ma.</text:span></text:p>
      <text:p text:style-name="P23"/>
      <text:p text:style-name="P24">* * *</text:p>
      <text:p text:style-name="P23"/>
      <text:p text:style-name="Text_20_body"><text:span text:style-name="T14">Pan Zamoyski <text:s/>go</text:span><text:span text:style-name="T6">ś</text:span><text:span text:style-name="T14">ci</text:span><text:span text:style-name="T6">ł</text:span><text:span text:style-name="T14"> w</text:span><text:span text:style-name="T6">ł</text:span><text:span text:style-name="T14">a</text:span><text:span text:style-name="T6">ś</text:span><text:span text:style-name="T14">nie w swej kamienicy w Lublinie pana hetmana Sobieskiego i o zbli</text:span><text:span text:style-name="T6">ż</text:span><text:span text:style-name="T14">aj</text:span><text:span text:style-name="T6">ą</text:span><text:span text:style-name="T14">cej si</text:span><text:span text:style-name="T6">ę</text:span><text:span text:style-name="T14"> elekcji z nim rozmawia</text:span><text:span text:style-name="T6">ł</text:span><text:span text:style-name="T14">:</text:span></text:p>
      <text:p text:style-name="Dialog"><text:span text:style-name="T14">- nawet je</text:span><text:span text:style-name="T6">śl</text:span><text:span text:style-name="T14">i na konwokacj</text:span><text:span text:style-name="T6">ę</text:span><text:span text:style-name="T14"> Wasza Dostojno</text:span><text:span text:style-name="T6">ść</text:span><text:span text:style-name="T14"> nie wybierasz si</text:span><text:span text:style-name="T6">ę</text:span><text:span text:style-name="T14">, wierz</text:span><text:span text:style-name="T6">ę</text:span><text:span text:style-name="T14">, </text:span><text:span text:style-name="T6">ż</text:span><text:span text:style-name="T14">e na elekcj</text:span><text:span text:style-name="T6">ę</text:span><text:span text:style-name="T14"> pilnie baczysz. Przecie od tego, czy Dostojności Waszej kandydat na tronie zasi</text:span><text:span text:style-name="T6">ę</text:span><text:span text:style-name="T14">dzie wiele zale</text:span><text:span text:style-name="T6">ż</text:span><text:span text:style-name="T14">y. Kondeusz, tusz</text:span><text:span text:style-name="T6">ę</text:span><text:span text:style-name="T14">?</text:span></text:p>
      <text:p text:style-name="Dialog"><text:span text:style-name="T14">- Wojskowy dzielny krajowi przys</text:span><text:span text:style-name="T6">ł</text:span><text:span text:style-name="T14">u</text:span><text:span text:style-name="T6">ż</text:span><text:span text:style-name="T14">y si</text:span><text:span text:style-name="T6">ę</text:span><text:span text:style-name="T14"> wielce.</text:span></text:p>
      <text:p text:style-name="Dialog"><text:span text:style-name="T14">- Tak, z poparciem Francji wojn</text:span><text:span text:style-name="T6">ę</text:span><text:span text:style-name="T14"> t</text:span><text:span text:style-name="T6">ę</text:span><text:span text:style-name="T14"> nieszcz</text:span><text:span text:style-name="T6">ę</text:span><text:span text:style-name="T14">sn</text:span><text:span text:style-name="T6">ą</text:span><text:span text:style-name="T14"> szybciej sko</text:span><text:span text:style-name="T6">ń</text:span><text:span text:style-name="T14">czymy. Ale i hetmanowi wielkiemu koronnemu w</text:span><text:span text:style-name="T6">ł</text:span><text:span text:style-name="T14">adca taki si</text:span><text:span text:style-name="T6">ę</text:span><text:span text:style-name="T14"> przys</text:span><text:span text:style-name="T6">ł</text:span><text:span text:style-name="T14">u</text:span><text:span text:style-name="T6">ż</text:span><text:span text:style-name="T14">y. A jednak wrog</text:span><text:span text:style-name="T6">ó</text:span><text:span text:style-name="T14">w znacznych ta kandydatur mie</text:span><text:span text:style-name="T6">ć</text:span><text:span text:style-name="T14"> b</text:span><text:span text:style-name="T6">ę</text:span><text:span text:style-name="T14">dzie. Wielu przecie z Habsburgiem nadzieje wi</text:span><text:span text:style-name="T6">ążą</text:span><text:span text:style-name="T14">... Ju</text:span><text:span text:style-name="T6">ż</text:span><text:span text:style-name="T14"> nawet przed ma</text:span><text:span text:style-name="T6">łż</text:span><text:span text:style-name="T14">e</text:span><text:span text:style-name="T6">ń</text:span><text:span text:style-name="T14">stwem zmar</text:span><text:span text:style-name="T6">ł</text:span><text:span text:style-name="T14">ego kr</text:span><text:span text:style-name="T6">ó</text:span><text:span text:style-name="T14">la... Ja za</text:span><text:span text:style-name="T6">ś</text:span><text:span text:style-name="T14"> kandydata mi</text:span><text:span text:style-name="T6">ł</text:span><text:span text:style-name="T14">ego Waszej Dostojno</text:span><text:span text:style-name="T6">ś</text:span><text:span text:style-name="T14">ci popr</text:span><text:span text:style-name="T6">ę</text:span><text:span text:style-name="T14">, je</text:span><text:span text:style-name="T6">ś</text:span><text:span text:style-name="T14">li Wasza Dostojno</text:span><text:span text:style-name="T6">ść</text:span><text:span text:style-name="T14"> moje s</text:span><text:span text:style-name="T6">ł</text:span><text:span text:style-name="T14">uszne prawa do Zamo</text:span><text:span text:style-name="T6">ś</text:span><text:span text:style-name="T14">cia i Ordynacyjej poprze. Zamoyskich to przecie dzie</text:span><text:span text:style-name="T6">ł</text:span><text:span text:style-name="T14">o, do kt</text:span><text:span text:style-name="T6">ó</text:span><text:span text:style-name="T14">rego przyjaciel Wasz pan hetman </text:span><text:soft-page-break/><text:span text:style-name="T14">Wi</text:span><text:span text:style-name="T6">ś</text:span><text:span text:style-name="T14">niowiecki, pretensj</text:span><text:span text:style-name="T6">ę</text:span><text:span text:style-name="T14"> poprzez nieboszczk</text:span><text:span text:style-name="T6">ę</text:span><text:span text:style-name="T14"> Gryzeld</text:span><text:span text:style-name="T6">ę</text:span><text:span text:style-name="T14"> suplikuje. Oto Wasza Mi</text:span><text:span text:style-name="T6">ł</text:span><text:span text:style-name="T14">o</text:span><text:span text:style-name="T6">ść</text:span><text:span text:style-name="T14"> s</text:span><text:span text:style-name="T6">ł</text:span><text:span text:style-name="T14">owo wa</text:span><text:span text:style-name="T6">ż</text:span><text:span text:style-name="T14">ne w Trybunale tutejszym powiedzie</text:span><text:span text:style-name="T6">ć</text:span><text:span text:style-name="T14"> powiedzie</text:span><text:span text:style-name="T6">ć</text:span><text:span text:style-name="T14"> mo</text:span><text:span text:style-name="T6">ż</text:span><text:span text:style-name="T14">e i s</text:span><text:span text:style-name="T6">ł</text:span><text:span text:style-name="T14">owa tego tutaj pos</text:span><text:span text:style-name="T6">ł</text:span><text:span text:style-name="T14">uchaj</text:span><text:span text:style-name="T6">ą</text:span><text:span text:style-name="T14">. Je</text:span><text:span text:style-name="T6">ś</text:span><text:span text:style-name="T14">li wi</text:span><text:span text:style-name="T6">ę</text:span><text:span text:style-name="T14">c uda si</text:span><text:span text:style-name="T6">ę</text:span><text:span text:style-name="T14"> Waszej Dostojno</text:span><text:span text:style-name="T6">ś</text:span><text:span text:style-name="T14">ci, </text:span><text:span text:style-name="T6">ż</text:span><text:span text:style-name="T14">ebym ja wr</text:span><text:span text:style-name="T6">ó</text:span><text:span text:style-name="T14">ci</text:span><text:span text:style-name="T6">ł</text:span><text:span text:style-name="T14"> na Zamo</text:span><text:span text:style-name="T6">ść</text:span><text:span text:style-name="T14">, a pan hetman Wi</text:span><text:span text:style-name="T6">ś</text:span><text:span text:style-name="T14">niowiecki czym innym zadowoli</text:span><text:span text:style-name="T6">ł</text:span><text:span text:style-name="T14"> si</text:span><text:span text:style-name="T6">ę</text:span><text:span text:style-name="T14">, to elekcja bardziej po Waszej my</text:span><text:span text:style-name="T6">ś</text:span><text:span text:style-name="T14">li si</text:span><text:span text:style-name="T6">ę</text:span><text:span text:style-name="T14"> rozwinie...</text:span></text:p>
      <text:p text:style-name="P23"/>
      <text:p text:style-name="P24">* * *</text:p>
      <text:p text:style-name="P23"/>
      <text:p text:style-name="Text_20_body"><text:span text:style-name="T14">Sejm konwokacyjny zszed</text:span><text:span text:style-name="T6">ł</text:span><text:span text:style-name="T14"> si</text:span><text:span text:style-name="T6">ę</text:span><text:span text:style-name="T14">, a potem rozszed</text:span><text:span text:style-name="T6">ł</text:span><text:span text:style-name="T14"> bez wi</text:span><text:span text:style-name="T6">ę</text:span><text:span text:style-name="T14">kszych sensacji. Termin sejmu elekcyjnego ustalono na 20 kwietnia. W</text:span><text:span text:style-name="T6">ś</text:span><text:span text:style-name="T14">r</text:span><text:span text:style-name="T6">ó</text:span><text:span text:style-name="T14">d drobiazgowych instrukcyj co do przebiegu elekcji znalaz</text:span><text:span text:style-name="T6">ł</text:span><text:span text:style-name="T14">a si</text:span><text:span text:style-name="T6">ę</text:span><text:span text:style-name="T14"> i tak, </text:span><text:span text:style-name="T6">ż</text:span><text:span text:style-name="T14">e nie wolno wprowadza</text:span><text:span text:style-name="T6">ć</text:span><text:span text:style-name="T14"> wojsk w pobli</text:span><text:span text:style-name="T6">ż</text:span><text:span text:style-name="T14">e pola na Woli. Instrukcja ta przez delegacj</text:span><text:span text:style-name="T6">ę</text:span><text:span text:style-name="T14"> wile</text:span><text:span text:style-name="T6">ń</text:span><text:span text:style-name="T14">sk</text:span><text:span text:style-name="T6">ą</text:span><text:span text:style-name="T14"> przeforsowana w oczywisty spos</text:span><text:span text:style-name="T6">ó</text:span><text:span text:style-name="T14">b by</text:span><text:span text:style-name="T6">ł</text:span><text:span text:style-name="T14">a w hetmana Sobieskiego wymierzona, jego samego jednak nie zmartwi</text:span><text:span text:style-name="T6">ł</text:span><text:span text:style-name="T14">a. On by</text:span><text:span text:style-name="T6">ł</text:span><text:span text:style-name="T14"> bowiem r</text:span><text:span text:style-name="T6">ó</text:span><text:span text:style-name="T14">wnie</text:span><text:span text:style-name="T6">ż</text:span><text:span text:style-name="T14"> jako marsza</text:span><text:span text:style-name="T6">ł</text:span><text:span text:style-name="T14">ek wielki koronny za jej wykonanie odpowiedzialny, jako i za og</text:span><text:span text:style-name="T6">ó</text:span><text:span text:style-name="T14">lny porz</text:span><text:span text:style-name="T6">ą</text:span><text:span text:style-name="T14">dek na elekcji. Zaraz te</text:span><text:span text:style-name="T6">ż</text:span><text:span text:style-name="T14"> zarz</text:span><text:span text:style-name="T6">ą</text:span><text:span text:style-name="T14">dzi</text:span><text:span text:style-name="T6">ł</text:span><text:span text:style-name="T14">, </text:span><text:span text:style-name="T6">ż</text:span><text:span text:style-name="T14">e r</text:span><text:span text:style-name="T6">ó</text:span><text:span text:style-name="T14">wnie</text:span><text:span text:style-name="T6">ż</text:span><text:span text:style-name="T14"> magnaci litewscy <text:s/>na orszaku niewielkim przybocznym poprzesta</text:span><text:span text:style-name="T6">ć</text:span><text:span text:style-name="T14"> musz</text:span><text:span text:style-name="T6">ą</text:span><text:span text:style-name="T14">. By</text:span><text:span text:style-name="T6">ł</text:span><text:span text:style-name="T14">o to zgodne z instrukcj</text:span><text:span text:style-name="T6">ą</text:span><text:span text:style-name="T14"> sejmu konwokacyjnego, lecz wbrew tradycji pozwalaj</text:span><text:span text:style-name="T6">ą</text:span><text:span text:style-name="T14">cej magnatom z ksi</text:span><text:span text:style-name="T6">ążę</text:span><text:span text:style-name="T14">cej krwi Giedymina, lub tym, kt</text:span><text:span text:style-name="T6">ó</text:span><text:span text:style-name="T14">rzy przez maj</text:span><text:span text:style-name="T6">ę</text:span><text:span text:style-name="T14">tno</text:span><text:span text:style-name="T6">ść</text:span><text:span text:style-name="T14"> za krwi tej r</text:span><text:span text:style-name="T6">ó</text:span><text:span text:style-name="T14">wnych si</text:span><text:span text:style-name="T6">ę</text:span><text:span text:style-name="T14"> uwa</text:span><text:span text:style-name="T6">ż</text:span><text:span text:style-name="T14">ali, z ca</text:span><text:span text:style-name="T6">ł</text:span><text:span text:style-name="T14">ym prawie wojskiem swym na Mazowsze si</text:span><text:span text:style-name="T6">ę</text:span><text:span text:style-name="T14"> zje</text:span><text:span text:style-name="T6">ż</text:span><text:span text:style-name="T14">d</text:span><text:span text:style-name="T6">ż</text:span><text:span text:style-name="T14">a</text:span><text:span text:style-name="T6">ć</text:span><text:span text:style-name="T14">.</text:span></text:p>
      <text:p text:style-name="Text_20_body"><text:span text:style-name="T14"/></text:p>
      <text:p text:style-name="Text_20_body"><text:span text:style-name="T14">Akcja w Gda</text:span><text:span text:style-name="T6">ń</text:span><text:span text:style-name="T14">sku</text:span></text:p>
      <text:p text:style-name="Text_20_body"><text:span text:style-name="T14"/></text:p>
      <text:p text:style-name="Text_20_body"><text:span text:style-name="T14">Pan Mi</text:span><text:span text:style-name="T6">ą</text:span><text:span text:style-name="T14">czy</text:span><text:span text:style-name="T6">ń</text:span><text:span text:style-name="T14">ski przyje</text:span><text:span text:style-name="T6">ż</text:span><text:span text:style-name="T14">d</text:span><text:span text:style-name="T6">ż</text:span><text:span text:style-name="T14">a do za</text:span><text:span text:style-name="T6">ś</text:span><text:span text:style-name="T14">cianka</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404</meta:editing-cycles>
    <meta:creation-date>2014-08-22T08:05:00</meta:creation-date>
    <dc:date>2015-05-25T21:39:03.50</dc:date>
    <meta:editing-duration>P30DT22H45M9S</meta:editing-duration>
    <meta:generator>OpenOffice/4.1.1$Win32 OpenOffice.org_project/411m6$Build-9775</meta:generator>
    <dc:creator>Mikolaj Trzeciecki</dc:creator>
    <meta:document-statistic meta:table-count="0" meta:image-count="0" meta:object-count="0" meta:page-count="39" meta:paragraph-count="403" meta:word-count="17543" meta:character-count="11784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